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c042f" officeooo:paragraph-rsid="000c042f"/>
    </style:style>
    <style:style style:name="P2" style:family="paragraph" style:parent-style-name="Standard">
      <style:paragraph-properties fo:text-align="start" style:justify-single-word="false"/>
      <style:text-properties officeooo:rsid="000c042f" officeooo:paragraph-rsid="000c042f"/>
    </style:style>
    <style:style style:name="T1" style:family="text">
      <style:text-properties officeooo:rsid="000d0b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g Pregulman</text:p>
      <text:p text:style-name="P1">EECS 678</text:p>
      <text:p text:style-name="P1">Lab 04</text:p>
      <text:p text:style-name="P1"/>
      <text:p text:style-name="P2"><text:tab/><text:span text:style-name="T1">The program controls when the server runs and when the client runs through the read and write functions. Since a read function cannot execute before there is something to read, the server has to wait for the client to write to it, and then the client has to wait until the server writes back.</text:span></text:p>
      <text:p text:style-name="P2"><text:tab/><text:span text:style-name="T1">The handshake socket makes a session more secure and allows for more than one client to connect to the server. Direct connection is not used so that the server can distinguish between clients and all the clients don't see the same data.</text:span></text:p>
      <text:p text:style-name="P2"><text:tab/><text:span text:style-name="T1">Sockets are preferred over pipes so that we can communicate bidirectionally and over a network instead of just loc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y Pregulman</meta:initial-creator>
    <meta:creation-date>2014-03-07T13:55:41.721279058</meta:creation-date>
    <dc:date>2014-03-07T14:11:51.237690183</dc:date>
    <dc:creator>Gregory Pregulman</dc:creator>
    <meta:editing-duration>PT15M27S</meta:editing-duration>
    <meta:editing-cycles>2</meta:editing-cycles>
    <meta:generator>LibreOffice/4.1.5.3$Linux_X86_64 LibreOffice_project/410$Build-3</meta:generator>
    <meta:document-statistic meta:table-count="0" meta:image-count="0" meta:object-count="0" meta:page-count="1" meta:paragraph-count="6" meta:word-count="121" meta:character-count="678" meta:non-whitespace-character-count="560"/>
  </office:meta>
</office:document-meta>
</file>